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5-01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4-01-0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3-01-0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2-01-0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1-01-0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20-01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9-01-03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8-01-0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7-01-04 17:15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6-01-03 15:1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5-01-04 14:4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4-01-04 14:1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3-01-04 16:1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2-01-05 14:2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2-01-04 21:2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1-01-0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10-01-03 22:2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09-01-05 22:5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08-01-05 17:2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07-02-26 16:4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14102024202</text:p>
          </table:table-cell>
          <table:table-cell office:value-type="string" calcext:value-type="string">
            <text:p>2006-01-06 17:2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